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593cm" style:rel-column-width="8943*"/>
    </style:style>
    <style:style style:name="Tabella1.B" style:family="table-column">
      <style:table-column-properties style:column-width="5.318cm" style:rel-column-width="18342*"/>
    </style:style>
    <style:style style:name="Tabella1.C" style:family="table-column">
      <style:table-column-properties style:column-width="8.996cm" style:rel-column-width="31027*"/>
    </style:style>
    <style:style style:name="Tabella1.D" style:family="table-column">
      <style:table-column-properties style:column-width="2.094cm" style:rel-column-width="7223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99cm"/>
    </style:style>
    <style:style style:name="Tabella1.A8" style:family="table-cell">
      <style:table-cell-properties fo:padding="0.097cm" fo:border-left="none" fo:border-right="none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70d40" style:font-size-asian="8pt" style:font-weight-asian="normal" style:font-size-complex="8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66b08" style:font-size-asian="8pt" style:font-weight-asian="normal" style:font-size-complex="8pt" style:font-weight-complex="normal"/>
    </style:style>
    <style:style style:name="T1" style:family="text">
      <style:text-properties officeooo:rsid="0095a4c1"/>
    </style:style>
    <style:style style:name="T2" style:family="text">
      <style:text-properties officeooo:rsid="009b30c2"/>
    </style:style>
    <style:style style:name="T3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8">Codice</text:p>
            </table:table-cell>
            <table:table-cell table:style-name="Tabella1.A1" office:value-type="string">
              <text:p text:style-name="P8">Prodotto</text:p>
            </table:table-cell>
            <table:table-cell table:style-name="Tabella1.A1" office:value-type="string">
              <text:p text:style-name="P8">Rif.</text:p>
            </table:table-cell>
            <table:table-cell table:style-name="Tabella1.D1" office:value-type="string">
              <text:p text:style-name="P8">Tot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4"><text:placeholder text:placeholder-type="text">&lt;o.product_id.default_code&gt;</text:placeholder></text:p>
          </table:table-cell>
          <table:table-cell table:style-name="Tabella1.B4" office:value-type="string">
            <text:p text:style-name="P7"><text:placeholder text:placeholder-type="text">&lt;o.name if o.use_text_description else o.product_id.name&gt;</text:placeholder></text:p>
          </table:table-cell>
          <table:table-cell table:style-name="Tabella1.C4" office:value-type="string">
            <text:p text:style-name="P10"><text:span text:style-name="T2">Prel.: </text:span><text:placeholder text:placeholder-type="text">&lt;o.picking_id.name&gt;</text:placeholder> <text:span text:style-name="T2">DDT: </text:span><text:placeholder text:placeholder-type="text">&lt;o.ddt_id.name&gt;</text:placeholder> <text:span text:style-name="T3">Fat.: </text:span><text:span text:style-name="T3"><text:placeholder text:placeholder-type="text">&lt;o.picking_id.invoice_id.number&gt;</text:placeholder></text:span><text:span text:style-name="T3"> (</text:span><text:span text:style-name="T3"><text:placeholder text:placeholder-type="text">&lt;o.picking_id.date&gt;</text:placeholder></text:span><text:span text:style-name="T3">)</text:span></text:p>
          </table:table-cell>
          <table:table-cell table:style-name="Tabella1.D4" office:value-type="string">
            <text:p text:style-name="P6"><text:placeholder text:placeholder-type="text">&lt;int(o.product_uom_qty)&gt;</text:placeholder></text:p>
          </table:table-cell>
        </table:table-row>
        <table:table-row>
          <table:table-cell table:style-name="Tabella1.A5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9"><text:span text:style-name="T1">[</text:span><text:placeholder text:placeholder-type="text">&lt;o[1]&gt;</text:placeholder><text:span text:style-name="T1">]</text:span></text:p>
          </table:table-cell>
          <table:covered-table-cell/>
          <table:covered-table-cell/>
          <table:table-cell table:style-name="Tabella1.D7" office:value-type="string">
            <text:p text:style-name="P3"><text:placeholder text:placeholder-type="text">&lt;int(o[0])&gt;</text:placeholder></text:p>
          </table:table-cell>
        </table:table-row>
        <table:table-row table:style-name="Tabella1.8">
          <table:table-cell table:style-name="Tabella1.A8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03T17:53:13.699314169</dc:date>
    <dc:creator>thebrush </dc:creator>
    <meta:editing-duration>PT19H55M18S</meta:editing-duration>
    <meta:editing-cycles>144</meta:editing-cycles>
    <meta:document-statistic meta:table-count="1" meta:image-count="0" meta:object-count="0" meta:page-count="1" meta:paragraph-count="16" meta:word-count="32" meta:character-count="365" meta:non-whitespace-character-count="349"/>
  </office:meta>
</office:document-meta>
</file>